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T6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3"><draw:frame draw:style-name="a1" draw:name="Picture 2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span></text:p>
      <text:p text:style-name="P4"/>
      <text:p text:style-name="P5">Intersection results</text:p>
      <text:soft-page-break/>
      <text:p text:style-name="Normal"><text:span text:style-name="T6"><draw:frame draw:style-name="a2" draw:name="Picture 3" text:anchor-type="as-char" svg:x="0in" svg:y="0in" svg:width="6.26806in" svg:height="3.52569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era Saptagiri Mangipudi</meta:initial-creator>
    <dc:creator>Veera Saptagiri Mangipudi</dc:creator>
    <meta:creation-date>2017-02-14T14:41:00Z</meta:creation-date>
    <dc:date>2017-02-14T14:44:00Z</dc:date>
    <meta:template xlink:href="Normal" xlink:type="simple"/>
    <meta:editing-cycles>2</meta:editing-cycles>
    <meta:editing-duration>PT180S</meta:editing-duration>
    <meta:document-statistic meta:page-count="2" meta:paragraph-count="1" meta:word-count="4" meta:character-count="27" meta:row-count="1" meta:non-whitespace-character-count="24"/>
  </office:meta>
</office:document-meta>
</file>